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Segoe UI" svg:font-family="'Segoe UI'" style:font-adornments="Standard" style:font-family-generic="swiss" style:font-pitch="variable"/>
    <style:font-face style:name="Tahoma" svg:font-family="Tahoma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61cm" fo:min-width="7.039cm"/>
    </style:style>
    <style:style style:name="gr2" style:family="graphic" style:parent-style-name="standard">
      <style:graphic-properties draw:textarea-horizontal-align="justify" draw:textarea-vertical-align="middle" draw:auto-grow-height="false" fo:min-height="1.144cm" fo:min-width="12.639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.232cm"/>
    </style:style>
    <style:style style:name="gr5" style:family="graphic" style:parent-style-name="standard">
      <style:graphic-properties draw:textarea-horizontal-align="justify" draw:textarea-vertical-align="middle" draw:auto-grow-height="false" fo:min-height="1.145cm" fo:min-width="12.639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.864cm" fo:min-width="6.05cm"/>
    </style:style>
    <style:style style:name="gr7" style:family="graphic" style:parent-style-name="standard">
      <style:graphic-properties draw:textarea-horizontal-align="justify" draw:textarea-vertical-align="middle" draw:auto-grow-height="false" fo:min-height="0.864cm" fo:min-width="6.1cm"/>
    </style:style>
    <style:style style:name="gr8" style:family="graphic" style:parent-style-name="standard">
      <style:graphic-properties draw:textarea-horizontal-align="justify" draw:textarea-vertical-align="middle" draw:auto-grow-height="false" fo:min-height="1.509cm" fo:min-width="12.51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0.669cm" fo:min-width="0.49cm"/>
    </style:style>
    <style:style style:name="gr10" style:family="graphic" style:parent-style-name="standard">
      <style:graphic-properties draw:textarea-horizontal-align="justify" draw:textarea-vertical-align="middle" draw:auto-grow-height="false" fo:min-height="1.261cm" fo:min-width="7.35cm"/>
    </style:style>
    <style:style style:name="gr11" style:family="graphic" style:parent-style-name="standard">
      <style:graphic-properties draw:stroke="none" svg:stroke-color="#000000" draw:fill="none" draw:fill-color="#ffffff" fo:min-height="1.3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16cm"/>
    </style:style>
    <style:style style:name="gr13" style:family="graphic" style:parent-style-name="standard">
      <style:graphic-properties draw:stroke="none" svg:stroke-color="#000000" draw:fill="none" draw:fill-color="#ffffff" fo:min-height="0.957cm"/>
    </style:style>
    <style:style style:name="gr14" style:family="graphic" style:parent-style-name="standard">
      <style:graphic-properties draw:textarea-horizontal-align="justify" draw:textarea-vertical-align="middle" draw:auto-grow-height="false" fo:min-height="0.538cm" fo:min-width="0.35cm"/>
    </style:style>
    <style:style style:name="gr15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6" style:family="graphic" style:parent-style-name="standard">
      <style:graphic-properties draw:stroke="none" svg:stroke-color="#000000" draw:fill="none" draw:fill-color="#ffffff" fo:min-height="1.05cm"/>
    </style:style>
    <style:style style:name="gr17" style:family="graphic" style:parent-style-name="standard">
      <style:graphic-properties draw:stroke="none" svg:stroke-color="#000000" draw:fill="none" draw:fill-color="#ffffff" fo:min-height="1.25cm"/>
    </style:style>
    <style:style style:name="gr18" style:family="graphic" style:parent-style-name="standard">
      <style:graphic-properties draw:textarea-horizontal-align="justify" draw:textarea-vertical-align="middle" draw:auto-grow-height="false" fo:min-height="1.736cm" fo:min-width="7.786cm"/>
    </style:style>
    <style:style style:name="gr19" style:family="graphic" style:parent-style-name="standard">
      <style:graphic-properties draw:textarea-horizontal-align="justify" draw:textarea-vertical-align="middle" draw:auto-grow-height="false" fo:min-height="1.45cm" fo:min-width="8.683cm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3.482cm"/>
    </style:style>
    <style:style style:name="gr21" style:family="graphic" style:parent-style-name="standard">
      <style:graphic-properties draw:textarea-horizontal-align="justify" draw:textarea-vertical-align="middle" draw:auto-grow-height="false" fo:min-height="1.45cm" fo:min-width="9.3cm"/>
    </style:style>
    <style:style style:name="gr22" style:family="graphic" style:parent-style-name="standard">
      <style:graphic-properties draw:textarea-horizontal-align="justify" draw:textarea-vertical-align="middle" draw:auto-grow-height="false" fo:min-height="1.35cm" fo:min-width="3.4cm"/>
    </style:style>
    <style:style style:name="gr23" style:family="graphic" style:parent-style-name="standard">
      <style:graphic-properties draw:textarea-horizontal-align="justify" draw:textarea-vertical-align="middle" draw:auto-grow-height="false" fo:min-height="1.45cm" fo:min-width="8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463cm"/>
    </style:style>
    <style:style style:name="gr25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873cm"/>
    </style:style>
    <style:style style:name="gr28" style:family="graphic" style:parent-style-name="standard">
      <style:graphic-properties draw:textarea-horizontal-align="justify" draw:textarea-vertical-align="middle" draw:auto-grow-height="false" fo:min-height="1.284cm" fo:min-width="6.33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.8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7.899999618530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rehen Kippen" draw:style-name="dp1" draw:master-page-name="Standard">
        <draw:custom-shape draw:style-name="gr1" draw:text-style-name="P2" xml:id="id1" draw:id="id1" draw:layer="layout" svg:width="7.701cm" svg:height="1.673cm" draw:transform="skewX (0.0197222205475359) translate (35.093cm 1.12cm)">
          <text:p text:style-name="P1"><text:span text:style-name="T1">Start(function [] =algorythmus1()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13.139cm" svg:height="1.394cm" svg:x="32.46cm" svg:y="12.879cm">
          <text:p text:style-name="P1"><text:span text:style-name="T1">Hand schließ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xml:id="id2" draw:id="id2" draw:layer="layout" draw:type="line" svg:x1="38.91cm" svg:y1="2.793cm" svg:x2="38.91cm" svg:y2="2.793cm" draw:start-shape="id1" draw:start-glue-point="2" draw:end-shape="id1" draw:end-glue-point="2" svg:d="M38910 2793z" svg:viewBox="0 0 1 1">
          <text:p/>
        </draw:connector>
        <draw:frame draw:style-name="gr4" draw:text-style-name="P4" draw:layer="layout" svg:width="1.054cm" svg:height="2.384cm" svg:x="21cm" svg:y="15.289cm">
          <draw:text-box>
            <text:p/>
          </draw:text-box>
        </draw:frame>
        <draw:custom-shape draw:style-name="gr2" draw:text-style-name="P2" xml:id="id26" draw:id="id26" draw:layer="layout" svg:width="13.139cm" svg:height="1.394cm" svg:x="32.46cm" svg:y="8.609cm">
          <text:p text:style-name="P1"><text:span text:style-name="T1">Arm den ersten Würfel hinfah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13.139cm" svg:height="1.395cm" svg:x="32.46cm" svg:y="15.199cm">
          <text:p text:style-name="P1"><text:span text:style-name="T1">Würfel vor sich hinl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3.139cm" svg:height="1.394cm" svg:x="32.46cm" svg:y="17.52cm">
          <text:p text:style-name="P1"><text:span text:style-name="T1">Kippen-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13.139cm" svg:height="1.394cm" svg:x="32.46cm" svg:y="19.84cm">
          <text:p text:style-name="P1"><text:span text:style-name="T1">Hand öff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13.139cm" svg:height="1.395cm" svg:x="32.46cm" svg:y="22.086cm">
          <text:p text:style-name="P1"><text:span text:style-name="T1">Hand zum scannen bew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13.139cm" svg:height="1.394cm" svg:x="32.46cm" svg:y="24.481cm">
          <text:p text:style-name="P1"><text:span text:style-name="T1">sc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9" draw:id="id9" draw:layer="layout" svg:width="13.1cm" svg:height="2.228cm" svg:x="32.46cm" svg:y="27.915cm">
          <text:p text:style-name="P1"><text:span text:style-name="T2">Ist die Farbe richtig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1" draw:id="id11" draw:layer="layout" svg:width="13.139cm" svg:height="1.394cm" svg:x="55.46cm" svg:y="33.206cm">
          <text:p text:style-name="P1"><text:span text:style-name="T1">Hand schließ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3.139cm" svg:height="1.394cm" svg:x="55.46cm" svg:y="36.362cm">
          <text:p text:style-name="P1"><text:span text:style-name="T1">Um 90° drehen (Z Achs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3.139cm" svg:height="1.394cm" svg:x="55.46cm" svg:y="30.143cm">
          <text:p text:style-name="P1"><text:span text:style-name="T1">Hand positionieren, um in Z Achse zu dreh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3.139cm" svg:height="1.394cm" svg:x="55.46cm" svg:y="39.239cm">
          <text:p text:style-name="P1"><text:span text:style-name="T1">Hand öff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3.139cm" svg:height="1.394cm" svg:x="55.46cm" svg:y="41.931cm">
          <text:p text:style-name="P1"><text:span text:style-name="T1">Hand positionieren zum Kipp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3.139cm" svg:height="1.394cm" svg:x="55.46cm" svg:y="44.697cm">
          <text:p text:style-name="P1"><text:span text:style-name="T1">Hand schließ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3.139cm" svg:height="1.394cm" svg:x="55.46cm" svg:y="47.314cm">
          <text:p text:style-name="P1"><text:span text:style-name="T1">Kippen-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3.139cm" svg:height="1.394cm" svg:x="55.46cm" svg:y="50.006cm">
          <text:p text:style-name="P1"><text:span text:style-name="T1">Hand öff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3.139cm" svg:height="1.394cm" svg:x="32.46cm" svg:y="56.615cm">
          <text:p text:style-name="P1"><text:span text:style-name="T1">Hand in Position brin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0" draw:id="id20" draw:layer="layout" svg:width="13.139cm" svg:height="1.394cm" svg:x="32.46cm" svg:y="59.288cm">
          <text:p text:style-name="P1"><text:span text:style-name="T1">Hand schließ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13.139cm" svg:height="1.394cm" svg:x="32.46cm" svg:y="61.979cm">
          <text:p text:style-name="P1"><text:span text:style-name="T1">Würfel zurückl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5" draw:id="id25" draw:layer="layout" svg:width="13.2cm" svg:height="2.227cm" svg:x="32.46cm" svg:y="66.899cm">
          <text:p text:style-name="P1"><text:span text:style-name="T2">Ist der aktuelle Muster gleich <text:s/>Zielmust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2" draw:id="id22" draw:layer="layout" svg:width="13.2cm" svg:height="1.949cm" svg:x="32.46cm" svg:y="73.72cm">
          <text:p text:style-name="P1">Der aktuelle Muster ist gleich Zielmus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8" draw:id="id18" draw:layer="layout" svg:width="1.4cm" svg:height="1.299cm" svg:x="38.36cm" svg:y="5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8.91cm" svg:y1="2.793cm" svg:x2="38.91cm" svg:y2="2.793cm" draw:start-shape="id2" draw:start-glue-point="0" draw:end-shape="id2" draw:end-glue-point="0" svg:d="M38910 2793z" svg:viewBox="0 0 1 1">
          <text:p/>
        </draw:connector>
        <draw:connector draw:style-name="gr3" draw:text-style-name="P3" draw:layer="layout" draw:type="line" svg:x1="39.029cm" svg:y1="14.273cm" svg:x2="39.029cm" svg:y2="15.199cm" draw:start-shape="id3" draw:start-glue-point="2" draw:end-shape="id4" draw:end-glue-point="0" svg:d="M39029 14273v926" svg:viewBox="0 0 1 927">
          <text:p/>
        </draw:connector>
        <draw:connector draw:style-name="gr3" draw:text-style-name="P3" draw:layer="layout" draw:type="line" svg:x1="39.029cm" svg:y1="16.594cm" svg:x2="39.029cm" svg:y2="17.52cm" draw:start-shape="id4" draw:start-glue-point="2" draw:end-shape="id5" draw:end-glue-point="0" svg:d="M39029 16594v926" svg:viewBox="0 0 1 927">
          <text:p/>
        </draw:connector>
        <draw:connector draw:style-name="gr3" draw:text-style-name="P3" draw:layer="layout" draw:type="line" svg:x1="39.029cm" svg:y1="18.914cm" svg:x2="39.029cm" svg:y2="19.84cm" draw:start-shape="id5" draw:start-glue-point="2" draw:end-shape="id6" draw:end-glue-point="0" svg:d="M39029 18914v926" svg:viewBox="0 0 1 927">
          <text:p/>
        </draw:connector>
        <draw:connector draw:style-name="gr3" draw:text-style-name="P3" draw:layer="layout" draw:type="line" svg:x1="39.029cm" svg:y1="21.234cm" svg:x2="39.029cm" svg:y2="22.086cm" draw:start-shape="id6" draw:start-glue-point="2" draw:end-shape="id7" draw:end-glue-point="0" svg:d="M39029 21234v852" svg:viewBox="0 0 1 853">
          <text:p/>
        </draw:connector>
        <draw:connector draw:style-name="gr3" draw:text-style-name="P3" draw:layer="layout" draw:type="line" svg:x1="39.029cm" svg:y1="23.481cm" svg:x2="39.029cm" svg:y2="24.481cm" draw:start-shape="id7" draw:start-glue-point="2" draw:end-shape="id8" draw:end-glue-point="0" svg:d="M39029 23481v1000" svg:viewBox="0 0 1 1001">
          <text:p/>
        </draw:connector>
        <draw:connector draw:style-name="gr3" draw:text-style-name="P3" draw:layer="layout" draw:type="line" svg:x1="39.029cm" svg:y1="25.875cm" svg:x2="39.01cm" svg:y2="27.915cm" draw:start-shape="id8" draw:start-glue-point="2" draw:end-shape="id9" draw:end-glue-point="4" svg:d="M39029 25875l-19 2040" svg:viewBox="0 0 20 2041">
          <text:p/>
        </draw:connector>
        <draw:connector draw:style-name="gr3" draw:text-style-name="P3" draw:layer="layout" svg:x1="45.56cm" svg:y1="29.029cm" svg:x2="62.029cm" svg:y2="30.143cm" draw:start-shape="id9" draw:start-glue-point="7" draw:end-shape="id10" draw:end-glue-point="0" svg:d="M45560 29029h16469v1114" svg:viewBox="0 0 16470 1115">
          <text:p/>
        </draw:connector>
        <draw:connector draw:style-name="gr3" draw:text-style-name="P3" draw:layer="layout" draw:type="line" svg:x1="62.029cm" svg:y1="31.537cm" svg:x2="62.029cm" svg:y2="33.206cm" draw:start-shape="id10" draw:start-glue-point="2" draw:end-shape="id11" draw:end-glue-point="0" svg:d="M62029 31537v1669" svg:viewBox="0 0 1 1670">
          <text:p/>
        </draw:connector>
        <draw:connector draw:style-name="gr3" draw:text-style-name="P3" draw:layer="layout" draw:type="line" svg:x1="62.029cm" svg:y1="34.6cm" svg:x2="62.029cm" svg:y2="36.362cm" draw:start-shape="id11" draw:start-glue-point="2" draw:end-shape="id12" svg:d="M62029 34600v1762" svg:viewBox="0 0 1 1763">
          <text:p/>
        </draw:connector>
        <draw:connector draw:style-name="gr3" draw:text-style-name="P3" draw:layer="layout" draw:type="line" svg:x1="62.029cm" svg:y1="37.756cm" svg:x2="62.029cm" svg:y2="39.239cm" draw:start-shape="id12" draw:start-glue-point="2" draw:end-shape="id13" draw:end-glue-point="0" svg:d="M62029 37756v1483" svg:viewBox="0 0 1 1484">
          <text:p/>
        </draw:connector>
        <draw:connector draw:style-name="gr3" draw:text-style-name="P3" draw:layer="layout" draw:type="line" svg:x1="62.029cm" svg:y1="40.633cm" svg:x2="62.029cm" svg:y2="41.931cm" draw:start-shape="id13" draw:start-glue-point="2" draw:end-shape="id14" draw:end-glue-point="0" svg:d="M62029 40633v1298" svg:viewBox="0 0 1 1299">
          <text:p/>
        </draw:connector>
        <draw:connector draw:style-name="gr3" draw:text-style-name="P3" draw:layer="layout" draw:type="line" svg:x1="62.029cm" svg:y1="43.325cm" svg:x2="62.029cm" svg:y2="44.697cm" draw:start-shape="id14" draw:start-glue-point="2" draw:end-shape="id15" draw:end-glue-point="0" svg:d="M62029 43325v1372" svg:viewBox="0 0 1 1373">
          <text:p/>
        </draw:connector>
        <draw:connector draw:style-name="gr3" draw:text-style-name="P3" draw:layer="layout" draw:type="line" svg:x1="62.029cm" svg:y1="46.091cm" svg:x2="62.029cm" svg:y2="47.314cm" draw:start-shape="id15" draw:start-glue-point="2" draw:end-shape="id16" draw:end-glue-point="0" svg:d="M62029 46091v1223" svg:viewBox="0 0 1 1224">
          <text:p/>
        </draw:connector>
        <draw:connector draw:style-name="gr3" draw:text-style-name="P3" draw:layer="layout" draw:type="line" svg:x1="62.029cm" svg:y1="48.708cm" svg:x2="62.029cm" svg:y2="50.006cm" draw:start-shape="id16" draw:start-glue-point="2" draw:end-shape="id17" draw:end-glue-point="0" svg:d="M62029 48708v1298" svg:viewBox="0 0 1 1299">
          <text:p/>
        </draw:connector>
        <draw:connector draw:style-name="gr3" draw:text-style-name="P3" draw:layer="layout" draw:type="line" svg:x1="39.01cm" svg:y1="30.143cm" svg:x2="39.06cm" svg:y2="54.387cm" draw:start-shape="id9" draw:start-glue-point="6" draw:end-shape="id18" draw:end-glue-point="4" svg:d="M39010 30143l50 24244" svg:viewBox="0 0 51 24245">
          <text:p/>
        </draw:connector>
        <draw:connector draw:style-name="gr3" draw:text-style-name="P3" draw:layer="layout" draw:type="line" svg:x1="39.06cm" svg:y1="55.686cm" svg:x2="39.029cm" svg:y2="56.615cm" draw:start-shape="id18" draw:start-glue-point="8" draw:end-shape="id19" draw:end-glue-point="0" svg:d="M39060 55686l-31 929" svg:viewBox="0 0 32 930">
          <text:p/>
        </draw:connector>
        <draw:connector draw:style-name="gr3" draw:text-style-name="P3" draw:layer="layout" svg:x1="62.029cm" svg:y1="51.4cm" svg:x2="39.76cm" svg:y2="55.037cm" draw:start-shape="id17" draw:start-glue-point="2" draw:end-shape="id18" draw:end-glue-point="10" svg:d="M62029 51400v3637h-22269" svg:viewBox="0 0 22270 3638">
          <text:p/>
        </draw:connector>
        <draw:connector draw:style-name="gr3" draw:text-style-name="P3" draw:layer="layout" draw:type="line" svg:x1="39.029cm" svg:y1="58.009cm" svg:x2="39.029cm" svg:y2="59.288cm" draw:start-shape="id19" draw:start-glue-point="2" draw:end-shape="id20" draw:end-glue-point="0" svg:d="M39029 58009v1279" svg:viewBox="0 0 1 1280">
          <text:p/>
        </draw:connector>
        <draw:connector draw:style-name="gr3" draw:text-style-name="P3" draw:layer="layout" draw:type="line" svg:x1="39.029cm" svg:y1="60.682cm" svg:x2="39.029cm" svg:y2="61.979cm" draw:start-shape="id20" draw:start-glue-point="2" draw:end-shape="id21" draw:end-glue-point="0" svg:d="M39029 60682v1297" svg:viewBox="0 0 1 1298">
          <text:p/>
        </draw:connector>
        <draw:custom-shape draw:style-name="gr10" draw:text-style-name="P2" xml:id="id23" draw:id="id23" draw:layer="layout" svg:width="8.012cm" svg:height="1.673cm" svg:x="35.06cm" svg:y="76.92cm">
          <text:p text:style-name="P1"><text:span text:style-name="T1">En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39.06cm" svg:y1="75.669cm" svg:x2="39.066cm" svg:y2="76.92cm" draw:start-shape="id22" draw:start-glue-point="2" draw:end-shape="id23" svg:d="M39060 75669l6 1251" svg:viewBox="0 0 7 1252">
          <text:p/>
        </draw:connector>
        <draw:frame draw:style-name="gr11" draw:text-style-name="P4" draw:layer="layout" svg:width="3.4cm" svg:height="1.578cm" svg:x="29.56cm" svg:y="66.824cm">
          <draw:text-box>
            <text:p>nein</text:p>
          </draw:text-box>
        </draw:frame>
        <draw:frame draw:style-name="gr12" draw:text-style-name="P4" draw:layer="layout" svg:width="1.116cm" svg:height="1.187cm" svg:x="39.96cm" svg:y="69.702cm">
          <draw:text-box>
            <text:p>ja</text:p>
          </draw:text-box>
        </draw:frame>
        <draw:frame draw:style-name="gr13" draw:text-style-name="P4" draw:layer="layout" svg:width="2.6cm" svg:height="1.207cm" svg:x="46.46cm" svg:y="27.655cm">
          <draw:text-box>
            <text:p>nein</text:p>
          </draw:text-box>
        </draw:frame>
        <draw:frame draw:style-name="gr12" draw:text-style-name="P4" draw:layer="layout" svg:width="1.116cm" svg:height="1.187cm" svg:x="40.06cm" svg:y="31.461cm">
          <draw:text-box>
            <text:p>ja</text:p>
          </draw:text-box>
        </draw:frame>
        <draw:custom-shape draw:style-name="gr2" draw:text-style-name="P2" xml:id="id24" draw:id="id24" draw:layer="layout" svg:width="13.139cm" svg:height="1.394cm" svg:x="32.46cm" svg:y="64.411cm">
          <text:p text:style-name="P1"><text:span text:style-name="T1">Hand öff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9.029cm" svg:y1="63.373cm" svg:x2="39.029cm" svg:y2="64.411cm" draw:start-shape="id21" draw:start-glue-point="2" draw:end-shape="id24" draw:end-glue-point="0" svg:d="M39029 63373v1038" svg:viewBox="0 0 1 1039">
          <text:p/>
        </draw:connector>
        <draw:connector draw:style-name="gr3" draw:text-style-name="P3" draw:layer="layout" draw:type="line" svg:x1="39.029cm" svg:y1="65.805cm" svg:x2="39.06cm" svg:y2="66.899cm" draw:start-shape="id24" draw:start-glue-point="2" draw:end-shape="id25" draw:end-glue-point="4" svg:d="M39029 65805l31 1094" svg:viewBox="0 0 32 1095">
          <text:p/>
        </draw:connector>
        <draw:custom-shape draw:style-name="gr14" draw:text-style-name="P1" xml:id="id27" draw:id="id27" draw:layer="layout" svg:width="1.2cm" svg:height="1.114cm" svg:x="38.46cm" svg:y="1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9.029cm" svg:y1="10.003cm" svg:x2="39.06cm" svg:y2="10.948cm" draw:start-shape="id26" draw:start-glue-point="2" draw:end-shape="id27" draw:end-glue-point="4" svg:d="M39029 10003l31 945" svg:viewBox="0 0 32 946">
          <text:p/>
        </draw:connector>
        <draw:connector draw:style-name="gr3" draw:text-style-name="P3" draw:layer="layout" draw:type="line" svg:x1="39.06cm" svg:y1="12.062cm" svg:x2="39.029cm" svg:y2="12.879cm" draw:start-shape="id27" draw:start-glue-point="8" draw:end-shape="id3" draw:end-glue-point="0" svg:d="M39060 12062l-31 817" svg:viewBox="0 0 32 818">
          <text:p/>
        </draw:connector>
        <draw:custom-shape draw:style-name="gr2" draw:text-style-name="P2" xml:id="id28" draw:id="id28" draw:layer="layout" svg:width="13.139cm" svg:height="1.394cm" svg:x="13.26cm" svg:y="28.305cm">
          <text:p text:style-name="P1"><text:span text:style-name="T1">Arm den nächsten Würfel hinfahre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2.46cm" svg:y1="68.013cm" svg:x2="19.829cm" svg:y2="29.699cm" draw:start-shape="id25" draw:start-glue-point="5" draw:end-shape="id28" draw:end-glue-point="2" svg:d="M32460 68013h-12631v-38314" svg:viewBox="0 0 12632 38315">
          <text:p/>
        </draw:connector>
        <draw:connector draw:style-name="gr3" draw:text-style-name="P3" draw:layer="layout" svg:x1="19.829cm" svg:y1="28.305cm" svg:x2="38.46cm" svg:y2="11.505cm" draw:start-shape="id28" draw:start-glue-point="0" draw:end-shape="id27" draw:end-glue-point="6" svg:d="M19829 28305v-16800h18631" svg:viewBox="0 0 18632 16801">
          <text:p/>
        </draw:connector>
        <draw:custom-shape draw:style-name="gr2" draw:text-style-name="P2" xml:id="id29" draw:id="id29" draw:layer="layout" svg:width="13.139cm" svg:height="1.394cm" svg:x="32.46cm" svg:y="69.793cm">
          <text:p text:style-name="P1"><text:span text:style-name="T1">Hand nach Ausgangsposition geh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9.06cm" svg:y1="69.126cm" svg:x2="39.029cm" svg:y2="69.793cm" draw:start-shape="id25" draw:start-glue-point="6" draw:end-shape="id29" draw:end-glue-point="0" svg:d="M39060 69126l-31 667" svg:viewBox="0 0 32 668">
          <text:p/>
        </draw:connector>
        <draw:custom-shape draw:style-name="gr7" draw:text-style-name="P5" xml:id="id30" draw:id="id30" draw:layer="layout" svg:width="13.2cm" svg:height="2.227cm" svg:x="32.293cm" svg:y="4.093cm">
          <text:p text:style-name="P1"><text:span text:style-name="T2">Ist der aktuelle Muster gleich <text:s/>Zielmust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38.91cm" svg:y1="2.793cm" svg:x2="38.893cm" svg:y2="4.093cm" draw:start-shape="id2" draw:start-glue-point="0" draw:end-shape="id30" draw:end-glue-point="4" svg:d="M38910 2793l-17 1300" svg:viewBox="0 0 18 1301">
          <text:p/>
        </draw:connector>
        <draw:connector draw:style-name="gr3" draw:text-style-name="P3" draw:layer="layout" draw:type="line" svg:x1="38.893cm" svg:y1="6.32cm" svg:x2="39.029cm" svg:y2="8.609cm" draw:start-shape="id30" draw:start-glue-point="6" draw:end-shape="id26" draw:end-glue-point="0" svg:d="M38893 6320l136 2289" svg:viewBox="0 0 137 2290">
          <text:p/>
        </draw:connector>
        <draw:custom-shape draw:style-name="gr15" draw:text-style-name="P1" xml:id="id31" draw:id="id31" draw:layer="layout" svg:width="1.4cm" svg:height="1.4cm" svg:x="38.36cm" svg:y="71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9.029cm" svg:y1="71.187cm" svg:x2="39.06cm" svg:y2="71.82cm" draw:start-shape="id29" draw:start-glue-point="2" draw:end-shape="id31" draw:end-glue-point="4" svg:d="M39029 71187l31 633" svg:viewBox="0 0 32 634">
          <text:p/>
        </draw:connector>
        <draw:connector draw:style-name="gr3" draw:text-style-name="P3" draw:layer="layout" draw:type="line" svg:x1="39.06cm" svg:y1="73.22cm" svg:x2="39.06cm" svg:y2="73.72cm" draw:start-shape="id31" draw:start-glue-point="8" draw:end-shape="id22" draw:end-glue-point="0" svg:d="M39060 73220v500" svg:viewBox="0 0 1 501">
          <text:p/>
        </draw:connector>
        <draw:connector draw:style-name="gr3" draw:text-style-name="P3" draw:layer="layout" draw:line-skew="-24.232cm" svg:x1="32.293cm" svg:y1="5.207cm" svg:x2="38.36cm" svg:y2="72.52cm" draw:start-shape="id30" draw:start-glue-point="5" draw:end-shape="id31" draw:end-glue-point="6" svg:d="M32293 5207h-24733v67313h30800" svg:viewBox="0 0 30801 67314">
          <text:p/>
        </draw:connector>
        <draw:frame draw:style-name="gr16" draw:text-style-name="P4" draw:layer="layout" svg:width="3.7cm" svg:height="1.3cm" svg:x="39.36cm" svg:y="6.42cm">
          <draw:text-box>
            <text:p>nein</text:p>
          </draw:text-box>
        </draw:frame>
        <draw:frame draw:style-name="gr17" draw:text-style-name="P4" draw:layer="layout" svg:width="3.7cm" svg:height="1.5cm" svg:x="31.16cm" svg:y="3.22cm">
          <draw:text-box draw:corner-radius="1.8cm">
            <text:p>ja</text:p>
          </draw:text-box>
        </draw:frame>
      </draw:page>
      <draw:page draw:name="scan Button" draw:style-name="dp1" draw:master-page-name="Standard">
        <draw:custom-shape draw:style-name="gr18" draw:text-style-name="P1" xml:id="id40" draw:id="id40" draw:layer="layout" svg:width="8.5cm" svg:height="2.2cm" svg:x="33.16cm" svg:y="6.22cm">
          <text:p text:style-name="P1">Start scan-button Funk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41" draw:id="id41" draw:layer="layout" svg:width="9.183cm" svg:height="1.7cm" svg:x="32.86cm" svg:y="10.72cm">
          <text:p text:style-name="P1">ii=1</text:p>
          <draw:enhanced-geometry svg:viewBox="0 0 21600 21600" draw:type="rectangle" draw:enhanced-path="M 0 0 L 21600 0 21600 21600 0 21600 0 0 Z N"/>
        </draw:custom-shape>
        <draw:custom-shape draw:style-name="gr19" draw:text-style-name="P1" xml:id="id42" draw:id="id42" draw:layer="layout" svg:width="9.183cm" svg:height="1.7cm" svg:x="32.977cm" svg:y="13.12cm">
          <text:p text:style-name="P1">jj=1</text:p>
          <draw:enhanced-geometry svg:viewBox="0 0 21600 21600" draw:type="rectangle" draw:enhanced-path="M 0 0 L 21600 0 21600 21600 0 21600 0 0 Z N"/>
        </draw:custom-shape>
        <draw:custom-shape draw:style-name="gr20" draw:text-style-name="P1" xml:id="id45" draw:id="id45" draw:layer="layout" svg:width="7.963cm" svg:height="3.2cm" svg:x="33.697cm" svg:y="18.12cm">
          <text:p text:style-name="P1">Ist ii &gt;3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34" draw:id="id34" draw:layer="layout" svg:width="9.8cm" svg:height="1.7cm" svg:x="32.86cm" svg:y="33.52cm">
          <text:p text:style-name="P1">Arm nach den Würfel bewegen</text:p>
          <draw:enhanced-geometry svg:viewBox="0 0 21600 21600" draw:type="rectangle" draw:enhanced-path="M 0 0 L 21600 0 21600 21600 0 21600 0 0 Z N"/>
        </draw:custom-shape>
        <draw:custom-shape draw:style-name="gr22" draw:text-style-name="P1" xml:id="id32" draw:id="id32" draw:layer="layout" svg:width="7.8cm" svg:height="3.2cm" svg:x="33.86cm" svg:y="27.22cm">
          <text:p text:style-name="P1">Ist jj&gt;3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xml:id="id38" draw:id="id38" draw:layer="layout" svg:width="8.8cm" svg:height="1.7cm" svg:x="45.66cm" svg:y="35.52cm">
          <text:p text:style-name="P1">jj=jj+1</text:p>
          <draw:enhanced-geometry svg:viewBox="0 0 21600 21600" draw:type="rectangle" draw:enhanced-path="M 0 0 L 21600 0 21600 21600 0 21600 0 0 Z N"/>
        </draw:custom-shape>
        <draw:custom-shape draw:style-name="gr21" draw:text-style-name="P1" xml:id="id35" draw:id="id35" draw:layer="layout" svg:width="9.8cm" svg:height="1.7cm" svg:x="32.96cm" svg:y="35.92cm">
          <text:p text:style-name="P1">scannen</text:p>
          <draw:enhanced-geometry svg:viewBox="0 0 21600 21600" draw:type="rectangle" draw:enhanced-path="M 0 0 L 21600 0 21600 21600 0 21600 0 0 Z N"/>
        </draw:custom-shape>
        <draw:custom-shape draw:style-name="gr21" draw:text-style-name="P1" xml:id="id33" draw:id="id33" draw:layer="layout" svg:width="9.8cm" svg:height="1.7cm" svg:x="32.86cm" svg:y="31.22cm">
          <text:p text:style-name="P1">Winkel berechnen: Funktion(WMa1(ii,jj).position)</text:p>
          <draw:enhanced-geometry svg:viewBox="0 0 21600 21600" draw:type="rectangle" draw:enhanced-path="M 0 0 L 21600 0 21600 21600 0 21600 0 0 Z N"/>
        </draw:custom-shape>
        <draw:custom-shape draw:style-name="gr21" draw:text-style-name="P1" xml:id="id36" draw:id="id36" draw:layer="layout" svg:width="9.8cm" svg:height="1.7cm" svg:x="32.938cm" svg:y="38.26cm">
          <text:p text:style-name="P1">auswerten</text:p>
          <draw:enhanced-geometry svg:viewBox="0 0 21600 21600" draw:type="rectangle" draw:enhanced-path="M 0 0 L 21600 0 21600 21600 0 21600 0 0 Z N"/>
        </draw:custom-shape>
        <draw:custom-shape draw:style-name="gr21" draw:text-style-name="P1" xml:id="id39" draw:id="id39" draw:layer="layout" svg:width="9.8cm" svg:height="1.7cm" svg:x="32.86cm" svg:y="43.52cm">
          <text:p text:style-name="P1">GUI änder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76cm" svg:y1="30.42cm" svg:x2="37.76cm" svg:y2="31.22cm" draw:start-shape="id32" draw:start-glue-point="6" draw:end-shape="id33" draw:end-glue-point="0" svg:d="M37760 30420v800" svg:viewBox="0 0 1 801">
          <text:p/>
        </draw:connector>
        <draw:frame draw:style-name="gr24" draw:text-style-name="P4" draw:layer="layout" svg:width="1.963cm" svg:height="1.187cm" svg:x="38.26cm" svg:y="30.133cm">
          <draw:text-box>
            <text:p>nein</text:p>
          </draw:text-box>
        </draw:frame>
        <draw:connector draw:style-name="gr3" draw:text-style-name="P3" draw:layer="layout" draw:type="line" svg:x1="37.76cm" svg:y1="32.92cm" svg:x2="37.76cm" svg:y2="33.52cm" draw:start-shape="id33" draw:start-glue-point="2" draw:end-shape="id34" draw:end-glue-point="0" svg:d="M37760 32920v600" svg:viewBox="0 0 1 601">
          <text:p/>
        </draw:connector>
        <draw:connector draw:style-name="gr3" draw:text-style-name="P3" draw:layer="layout" draw:type="line" svg:x1="37.76cm" svg:y1="35.22cm" svg:x2="37.86cm" svg:y2="35.92cm" draw:start-shape="id34" draw:start-glue-point="2" draw:end-shape="id35" draw:end-glue-point="0" svg:d="M37760 35220l100 700" svg:viewBox="0 0 101 701">
          <text:p/>
        </draw:connector>
        <draw:connector draw:style-name="gr3" draw:text-style-name="P3" draw:layer="layout" draw:type="line" svg:x1="37.86cm" svg:y1="37.62cm" svg:x2="37.838cm" svg:y2="38.26cm" draw:start-shape="id35" draw:start-glue-point="2" draw:end-shape="id36" draw:end-glue-point="0" svg:d="M37860 37620l-22 640" svg:viewBox="0 0 23 641">
          <text:p/>
        </draw:connector>
        <draw:custom-shape draw:style-name="gr25" draw:text-style-name="P1" xml:id="id37" draw:id="id37" draw:layer="layout" svg:width="1.2cm" svg:height="1.2cm" svg:x="37.16cm" svg:y="2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7.76cm" svg:y1="26.576cm" svg:x2="37.76cm" svg:y2="27.22cm" draw:start-shape="id37" draw:start-glue-point="8" draw:end-shape="id32" draw:end-glue-point="4" svg:d="M37760 26576v644" svg:viewBox="0 0 1 645">
          <text:p/>
        </draw:connector>
        <draw:connector draw:style-name="gr3" draw:text-style-name="P3" draw:layer="layout" svg:x1="50.06cm" svg:y1="35.52cm" svg:x2="38.36cm" svg:y2="25.976cm" draw:start-shape="id38" draw:start-glue-point="0" draw:end-shape="id37" draw:end-glue-point="10" svg:d="M50060 35520v-9544h-11700" svg:viewBox="0 0 11701 9545">
          <text:p/>
        </draw:connector>
        <draw:connector draw:style-name="gr26" draw:text-style-name="P1" draw:layer="layout" svg:x1="37.76cm" svg:y1="45.22cm" svg:x2="50.06cm" svg:y2="37.22cm" draw:start-shape="id39" draw:start-glue-point="2" draw:end-shape="id38" draw:end-glue-point="2" svg:d="M37760 45220v501h12300v-8501" svg:viewBox="0 0 12301 8502">
          <text:p/>
        </draw:connector>
        <draw:connector draw:style-name="gr3" draw:text-style-name="P3" draw:layer="layout" draw:type="line" svg:x1="37.41cm" svg:y1="8.42cm" svg:x2="37.451cm" svg:y2="10.72cm" draw:start-shape="id40" draw:start-glue-point="2" draw:end-shape="id41" draw:end-glue-point="0" svg:d="M37410 8420l41 2300" svg:viewBox="0 0 42 2301">
          <text:p/>
        </draw:connector>
        <draw:connector draw:style-name="gr3" draw:text-style-name="P3" draw:layer="layout" draw:type="line" svg:x1="37.451cm" svg:y1="12.42cm" svg:x2="37.568cm" svg:y2="13.12cm" draw:start-shape="id41" draw:start-glue-point="2" draw:end-shape="id42" draw:end-glue-point="0" svg:d="M37451 12420l117 700" svg:viewBox="0 0 118 701">
          <text:p/>
        </draw:connector>
        <draw:custom-shape draw:style-name="gr25" draw:text-style-name="P1" xml:id="id44" draw:id="id44" draw:layer="layout" svg:width="1.2cm" svg:height="1.2cm" svg:x="37.06cm" svg:y="15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4" draw:layer="layout" svg:width="1.2cm" svg:height="2.123cm" svg:x="32.86cm" svg:y="27.52cm">
          <draw:text-box>
            <text:p>ja</text:p>
          </draw:text-box>
        </draw:frame>
        <draw:custom-shape draw:style-name="gr23" draw:text-style-name="P1" xml:id="id43" draw:id="id43" draw:layer="layout" svg:width="8.8cm" svg:height="1.7cm" svg:x="22.06cm" svg:y="22.62cm">
          <text:p text:style-name="P1">ii=ii+1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svg:x1="33.86cm" svg:y1="28.82cm" svg:x2="26.46cm" svg:y2="24.32cm" draw:start-shape="id32" draw:start-glue-point="5" draw:end-shape="id43" draw:end-glue-point="2" svg:d="M33860 28820h-7400v-4500" svg:viewBox="0 0 7401 4501">
          <text:p/>
        </draw:connector>
        <draw:connector draw:style-name="gr3" draw:text-style-name="P3" draw:layer="layout" draw:type="line" svg:x1="37.66cm" svg:y1="17.12cm" svg:x2="37.679cm" svg:y2="18.12cm" draw:start-shape="id44" draw:start-glue-point="8" draw:end-shape="id45" draw:end-glue-point="4" svg:d="M37660 17120l19 1000" svg:viewBox="0 0 20 1001">
          <text:p/>
        </draw:connector>
        <draw:connector draw:style-name="gr3" draw:text-style-name="P3" draw:layer="layout" draw:type="line" svg:x1="37.679cm" svg:y1="21.32cm" svg:x2="37.76cm" svg:y2="25.376cm" draw:start-shape="id45" draw:start-glue-point="6" draw:end-shape="id37" draw:end-glue-point="4" svg:d="M37679 21320l81 4056" svg:viewBox="0 0 82 4057">
          <text:p/>
        </draw:connector>
        <draw:frame draw:style-name="gr24" draw:text-style-name="P4" draw:layer="layout" svg:width="1.963cm" svg:height="1.187cm" svg:x="38.56cm" svg:y="21.033cm">
          <draw:text-box>
            <text:p>nein</text:p>
          </draw:text-box>
        </draw:frame>
        <draw:connector draw:style-name="gr3" draw:text-style-name="P3" draw:layer="layout" draw:type="line" svg:x1="37.568cm" svg:y1="14.82cm" svg:x2="37.66cm" svg:y2="15.92cm" draw:start-shape="id42" draw:start-glue-point="2" draw:end-shape="id44" draw:end-glue-point="4" svg:d="M37568 14820l92 1100" svg:viewBox="0 0 93 1101">
          <text:p/>
        </draw:connector>
        <draw:custom-shape draw:style-name="gr28" draw:text-style-name="P1" xml:id="id46" draw:id="id46" draw:layer="layout" svg:width="7cm" svg:height="1.7cm" svg:x="54.86cm" svg:y="24.12cm">
          <text:p text:style-name="P1">En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41.66cm" svg:y1="19.72cm" svg:x2="58.36cm" svg:y2="24.12cm" draw:start-shape="id45" draw:start-glue-point="7" draw:end-shape="id46" draw:end-glue-point="0" svg:d="M41660 19720h16700v4400" svg:viewBox="0 0 16701 4401">
          <text:p/>
        </draw:connector>
        <draw:frame draw:style-name="gr29" draw:text-style-name="P4" draw:layer="layout" svg:width="1.116cm" svg:height="1.787cm" svg:x="42.26cm" svg:y="18.62cm">
          <draw:text-box>
            <text:p>ja</text:p>
          </draw:text-box>
        </draw:frame>
        <draw:custom-shape draw:style-name="gr21" draw:text-style-name="P1" xml:id="id47" draw:id="id47" draw:layer="layout" svg:width="9.8cm" svg:height="1.7cm" svg:x="32.86cm" svg:y="40.72cm">
          <text:p text:style-name="P1">Ergebnis in WMa1(ii,jj).colour speicher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838cm" svg:y1="39.96cm" svg:x2="37.76cm" svg:y2="40.72cm" draw:start-shape="id36" draw:start-glue-point="2" draw:end-shape="id47" draw:end-glue-point="0" svg:d="M37838 39960l-78 760" svg:viewBox="0 0 79 761">
          <text:p/>
        </draw:connector>
        <draw:connector draw:style-name="gr3" draw:text-style-name="P3" draw:layer="layout" draw:type="line" svg:x1="37.76cm" svg:y1="42.42cm" svg:x2="37.76cm" svg:y2="43.52cm" draw:start-shape="id47" draw:start-glue-point="2" draw:end-shape="id39" draw:end-glue-point="0" svg:d="M37760 42420v1100" svg:viewBox="0 0 1 1101">
          <text:p/>
        </draw:connector>
        <draw:custom-shape draw:style-name="gr23" draw:text-style-name="P1" xml:id="id48" draw:id="id48" draw:layer="layout" svg:width="8.8cm" svg:height="1.7cm" svg:x="22.06cm" svg:y="19.62cm">
          <text:p text:style-name="P1">jj=1</text:p>
          <draw:enhanced-geometry svg:viewBox="0 0 21600 21600" draw:type="rectangle" draw:enhanced-path="M 0 0 L 21600 0 21600 21600 0 21600 0 0 Z N"/>
        </draw:custom-shape>
        <draw:connector draw:style-name="gr30" draw:text-style-name="P3" draw:layer="layout" draw:type="line" svg:x1="26.46cm" svg:y1="22.62cm" svg:x2="26.46cm" svg:y2="21.32cm" draw:start-shape="id43" draw:start-glue-point="0" draw:end-shape="id48" draw:end-glue-point="2" svg:d="M26460 22620v-1300" svg:viewBox="0 0 1 1301">
          <text:p/>
        </draw:connector>
        <draw:connector draw:style-name="gr3" draw:text-style-name="P3" draw:layer="layout" svg:x1="26.46cm" svg:y1="19.62cm" svg:x2="37.06cm" svg:y2="16.52cm" draw:start-shape="id48" draw:start-glue-point="0" draw:end-shape="id44" draw:end-glue-point="6" svg:d="M26460 19620v-3100h10600" svg:viewBox="0 0 10601 3101">
          <text:p/>
        </draw:connector>
      </draw:page>
      <draw:page draw:name="page3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Segoe UI" svg:font-family="'Segoe UI'" style:font-adornments="Standard" style:font-family-generic="swiss" style:font-pitch="variable"/>
    <style:font-face style:name="Tahoma" svg:font-family="Tahoma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text-outline="false" style:text-line-through-style="none" style:text-line-through-type="none" style:font-name="Liberation Serif" fo:font-family="'Liberation Serif'" style:font-style-name="Standard" style:font-family-generic="roman" style:font-pitch="variable" fo:text-shadow="none" style:text-underline-style="none" style:letter-kerning="true" style:font-name-asian="Segoe UI" style:font-family-asian="'Segoe UI'" style:font-style-name-asian="Standard" style:font-family-generic-asian="swiss" style:font-pitch-asian="variable" style:font-name-complex="Tahoma" style:font-family-complex="Tahoma" style:font-style-name-complex="Standard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cm" fo:margin-bottom="0.42cm" fo:margin-left="0.46cm" fo:margin-right="0.46cm" fo:page-width="80cm" fo:page-height="8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3:39:42.110000000</meta:creation-date>
    <dc:date>2018-01-16T13:19:21.326000000</dc:date>
    <meta:editing-duration>PT2H16M7S</meta:editing-duration>
    <meta:editing-cycles>13</meta:editing-cycles>
    <meta:generator>LibreOffice/5.3.5.2$Windows_x86 LibreOffice_project/50d9bf2b0a79cdb85a3814b592608037a682059d</meta:generator>
    <meta:document-statistic meta:object-count="110"/>
  </office:meta>
</office:document-meta>
</file>